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258.09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31.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763181317597628" calcext:value-type="float">
            <text:p>0.007631813175976</text:p>
          </table:table-cell>
          <table:table-cell office:value-type="float" office:value="19.9003486633301" calcext:value-type="float">
            <text:p>19.9003486633301</text:p>
          </table:table-cell>
          <table:table-cell office:value-type="float" office:value="0.063519187271595" calcext:value-type="float">
            <text:p>0.063519187271595</text:p>
          </table:table-cell>
          <table:table-cell office:value-type="float" office:value="2062" calcext:value-type="float">
            <text:p>2062</text:p>
          </table:table-cell>
          <table:table-cell office:value-type="float" office:value="80.9887688159943" calcext:value-type="float">
            <text:p>80.9887688159943</text:p>
          </table:table-cell>
          <table:table-cell table:style-name="ce1" office:value-type="string" calcext:value-type="string">
            <text:p>5_C_exp8</text:p>
          </table:table-cell>
          <table:table-cell table:style-name="ce1" office:value-type="string" calcext:value-type="string">
            <text:p>5_C.v1.l0.ds1.l_combo0.ds_combo1.idays3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76311130821705" calcext:value-type="float">
            <text:p>0.037631113082171</text:p>
          </table:table-cell>
          <table:table-cell office:value-type="float" office:value="697373.8125" calcext:value-type="float">
            <text:p>697373.8125</text:p>
          </table:table-cell>
          <table:table-cell office:value-type="float" office:value="0.151393324136734" calcext:value-type="float">
            <text:p>0.151393324136734</text:p>
          </table:table-cell>
          <table:table-cell office:value-type="float" office:value="2062" calcext:value-type="float">
            <text:p>2062</text:p>
          </table:table-cell>
          <table:table-cell office:value-type="float" office:value="79.9428112506867" calcext:value-type="float">
            <text:p>79.9428112506867</text:p>
          </table:table-cell>
          <table:table-cell office:value-type="string" calcext:value-type="string">
            <text:p>5_C_exp8</text:p>
          </table:table-cell>
          <table:table-cell office:value-type="string" calcext:value-type="string">
            <text:p>5_C.v1.l0.ds1.l_combo0.ds_combo4.idays3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15131156519055" calcext:value-type="float">
            <text:p>0.006151311565191</text:p>
          </table:table-cell>
          <table:table-cell office:value-type="float" office:value="17.9271850585938" calcext:value-type="float">
            <text:p>17.9271850585938</text:p>
          </table:table-cell>
          <table:table-cell office:value-type="float" office:value="0.0571121387183666" calcext:value-type="float">
            <text:p>0.057112138718367</text:p>
          </table:table-cell>
          <table:table-cell office:value-type="float" office:value="2032" calcext:value-type="float">
            <text:p>2032</text:p>
          </table:table-cell>
          <table:table-cell office:value-type="float" office:value="49.9315512180328" calcext:value-type="float">
            <text:p>49.9315512180328</text:p>
          </table:table-cell>
          <table:table-cell table:style-name="ce1" office:value-type="string" calcext:value-type="string">
            <text:p>5_F_exp64</text:p>
          </table:table-cell>
          <table:table-cell table:style-name="ce1" office:value-type="string" calcext:value-type="string">
            <text:p>5_F.v1.l0.ds1.l_combo0.ds_combo1.idays60.odays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68959195911884" calcext:value-type="float">
            <text:p>0.036895919591189</text:p>
          </table:table-cell>
          <table:table-cell office:value-type="float" office:value="247975.015625" calcext:value-type="float">
            <text:p>247975.015625</text:p>
          </table:table-cell>
          <table:table-cell office:value-type="float" office:value="0.149654448032379" calcext:value-type="float">
            <text:p>0.149654448032379</text:p>
          </table:table-cell>
          <table:table-cell office:value-type="float" office:value="2032" calcext:value-type="float">
            <text:p>2032</text:p>
          </table:table-cell>
          <table:table-cell office:value-type="float" office:value="79.9526102542877" calcext:value-type="float">
            <text:p>79.9526102542877</text:p>
          </table:table-cell>
          <table:table-cell office:value-type="string" calcext:value-type="string">
            <text:p>5_F_exp8</text:p>
          </table:table-cell>
          <table:table-cell office:value-type="string" calcext:value-type="string">
            <text:p>5_F.v1.l0.ds1.l_combo0.ds_combo4.idays6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714016100391746" calcext:value-type="float">
            <text:p>0.007140161003917</text:p>
          </table:table-cell>
          <table:table-cell office:value-type="float" office:value="20.4531803131103" calcext:value-type="float">
            <text:p>20.4531803131103</text:p>
          </table:table-cell>
          <table:table-cell office:value-type="float" office:value="0.0607699006795883" calcext:value-type="float">
            <text:p>0.060769900679588</text:p>
          </table:table-cell>
          <table:table-cell office:value-type="float" office:value="2032" calcext:value-type="float">
            <text:p>2032</text:p>
          </table:table-cell>
          <table:table-cell office:value-type="float" office:value="47.0152931213379" calcext:value-type="float">
            <text:p>47.0152931213379</text:p>
          </table:table-cell>
          <table:table-cell table:style-name="ce1" office:value-type="string" calcext:value-type="string">
            <text:p>5_AA_exp64</text:p>
          </table:table-cell>
          <table:table-cell table:style-name="ce1" office:value-type="string" calcext:value-type="string">
            <text:p>5_AA.v1.l0.ds1.l_combo0.ds_combo1.idays60.odays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384329557418823" calcext:value-type="float">
            <text:p>0.038432955741882</text:p>
          </table:table-cell>
          <table:table-cell office:value-type="float" office:value="0.0384329594671726" calcext:value-type="float">
            <text:p>0.038432959467173</text:p>
          </table:table-cell>
          <table:table-cell office:value-type="float" office:value="598526.375" calcext:value-type="float">
            <text:p>598526.375</text:p>
          </table:table-cell>
          <table:table-cell office:value-type="float" office:value="0.153706073760986" calcext:value-type="float">
            <text:p>0.153706073760986</text:p>
          </table:table-cell>
          <table:table-cell office:value-type="float" office:value="2056" calcext:value-type="float">
            <text:p>2056</text:p>
          </table:table-cell>
          <table:table-cell office:value-type="float" office:value="32.3135592937469" calcext:value-type="float">
            <text:p>32.3135592937469</text:p>
          </table:table-cell>
          <table:table-cell office:value-type="string" calcext:value-type="string">
            <text:p>5_AA_exp8</text:p>
          </table:table-cell>
          <table:table-cell office:value-type="string" calcext:value-type="string">
            <text:p>5_AA.v1.l0.ds1.l_combo0.ds_combo4.idays30.odays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15131156519055" calcext:value-type="float">
            <text:p>0.006151311565191</text:p>
          </table:table-cell>
          <table:table-cell office:value-type="float" office:value="17.9271850585938" calcext:value-type="float">
            <text:p>17.9271850585938</text:p>
          </table:table-cell>
          <table:table-cell office:value-type="float" office:value="0.0571121387183666" calcext:value-type="float">
            <text:p>0.057112138718367</text:p>
          </table:table-cell>
          <table:table-cell office:value-type="float" office:value="2032" calcext:value-type="float">
            <text:p>2032</text:p>
          </table:table-cell>
          <table:table-cell office:value-type="float" office:value="49.9315512180328" calcext:value-type="float">
            <text:p>49.9315512180328</text:p>
          </table:table-cell>
          <table:table-cell table:style-name="ce1" office:value-type="string" calcext:value-type="string">
            <text:p>5_F_exp64</text:p>
          </table:table-cell>
          <table:table-cell table:style-name="ce1" office:value-type="string" calcext:value-type="string">
            <text:p>5_F.v1.l0.ds1.l_combo0.ds_combo1.idays60.odays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68959195911884" calcext:value-type="float">
            <text:p>0.036895919591189</text:p>
          </table:table-cell>
          <table:table-cell office:value-type="float" office:value="247975.015625" calcext:value-type="float">
            <text:p>247975.015625</text:p>
          </table:table-cell>
          <table:table-cell office:value-type="float" office:value="0.149654448032379" calcext:value-type="float">
            <text:p>0.149654448032379</text:p>
          </table:table-cell>
          <table:table-cell office:value-type="float" office:value="2032" calcext:value-type="float">
            <text:p>2032</text:p>
          </table:table-cell>
          <table:table-cell office:value-type="float" office:value="79.9526102542877" calcext:value-type="float">
            <text:p>79.9526102542877</text:p>
          </table:table-cell>
          <table:table-cell office:value-type="string" calcext:value-type="string">
            <text:p>5_F_exp8</text:p>
          </table:table-cell>
          <table:table-cell office:value-type="string" calcext:value-type="string">
            <text:p>5_F.v1.l0.ds1.l_combo0.ds_combo4.idays6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x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5"/>
          <table:table-cell office:value-type="float" office:value="60" calcext:value-type="float">
            <text:p>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7:51:46.870501735</dc:date>
    <meta:editing-duration>PT4M26S</meta:editing-duration>
    <meta:editing-cycles>1</meta:editing-cycles>
    <meta:document-statistic meta:table-count="1" meta:cell-count="180" meta:object-count="0"/>
    <meta:generator>LibreOffice/6.0.7.3$Linux_X86_64 LibreOffice_project/00m0$Build-3</meta:generator>
  </office:meta>
</office:document-meta>
</file>